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aseAlgorithm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Algorithm.addTrigger( String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Algorithm.getTriggerWid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Algorithm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Algorithm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Algorithm.clearTrig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Algorithm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